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780000004388520131A328B7409.png" manifest:media-type="image/png"/>
  <manifest:file-entry manifest:full-path="Pictures/1000020100000438000007803FC0A64F4F3C103F.png" manifest:media-type="image/png"/>
  <manifest:file-entry manifest:full-path="Pictures/1000020100000438000007800AEABFFE94F76165.png" manifest:media-type="image/png"/>
  <manifest:file-entry manifest:full-path="Pictures/10000201000004380000078041E11F391107A883.png" manifest:media-type="image/png"/>
  <manifest:file-entry manifest:full-path="Pictures/1000020100000780000004388892A3497D902015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x="0.3291in" svg:y="0in" svg:width="1.7126in" svg:height="3.0437in" draw:z-index="0"><draw:image xlink:href="Pictures/1000020100000438000007803FC0A64F4F3C103F.png" xlink:type="simple" xlink:show="embed" xlink:actuate="onLoad"/></draw:frame><draw:frame draw:style-name="fr1" draw:name="Image2" text:anchor-type="paragraph" svg:x="2.6583in" svg:y="0.0272in" svg:width="1.7429in" svg:height="3.0984in" draw:z-index="1"><draw:image xlink:href="Pictures/1000020100000438000007800AEABFFE94F76165.png" xlink:type="simple" xlink:show="embed" xlink:actuate="onLoad"/></draw:frame><draw:frame draw:style-name="fr1" draw:name="Image3" text:anchor-type="paragraph" svg:x="4.8252in" svg:y="0.0138in" svg:width="1.7299in" svg:height="3.0756in" draw:z-index="2"><draw:image xlink:href="Pictures/10000201000004380000078041E11F391107A883.png" xlink:type="simple" xlink:show="embed" xlink:actuate="onLoad"/></draw:frame> <text:s text:c="6"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4" text:anchor-type="paragraph" svg:x="0.3882in" svg:y="0.0799in" svg:width="3.3354in" svg:height="1.8764in" draw:z-index="3"><draw:image xlink:href="Pictures/1000020100000780000004388892A3497D902015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5" text:anchor-type="paragraph" svg:x="0.4335in" svg:y="0.061in" svg:width="3.189in" svg:height="1.7937in" draw:z-index="4"><draw:image xlink:href="Pictures/1000020100000780000004388520131A328B7409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4T10:18:50.847386624</meta:creation-date>
    <dc:date>2018-11-14T10:23:38.291312566</dc:date>
    <meta:editing-duration>PT4M47S</meta:editing-duration>
    <meta:editing-cycles>1</meta:editing-cycles>
    <meta:document-statistic meta:table-count="0" meta:image-count="5" meta:object-count="0" meta:page-count="1" meta:paragraph-count="1" meta:word-count="0" meta:character-count="7" meta:non-whitespace-character-count="0"/>
    <meta:generator>LibreOffice/5.1.6.2$Linux_X86_64 LibreOffice_project/10m0$Build-2</meta:generator>
  </office:meta>
</office:document-meta>
</file>